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BF0000006DD7507BE7FAF111E6.jpg" manifest:media-type="image/jpeg"/>
  <manifest:file-entry manifest:full-path="Pictures/10000201000000BE00000051BB97A24FE5D9E51C.png" manifest:media-type="image/png"/>
  <manifest:file-entry manifest:full-path="Pictures/100000000000039D000000A320B499BCA4D61FA4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Mono" svg:font-family="'Noto Mono'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Negrita" style:font-family-generic="swiss" style:font-pitch="variable"/>
    <style:font-face style:name="Noto Sans" svg:font-family="'Noto Sans'" style:font-adornments="Norm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5cm" table:align="margins" style:writing-mode="lr-tb"/>
    </style:style>
    <style:style style:name="Tabla1.A" style:family="table-column">
      <style:table-column-properties style:column-width="15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5cm" table:align="margins" style:writing-mode="lr-tb"/>
    </style:style>
    <style:style style:name="Tabla2.A" style:family="table-column">
      <style:table-column-properties style:column-width="15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5cm" table:align="margins" style:writing-mode="lr-tb"/>
    </style:style>
    <style:style style:name="Tabla3.A" style:family="table-column">
      <style:table-column-properties style:column-width="2.808cm" style:rel-column-width="12268*"/>
    </style:style>
    <style:style style:name="Tabla3.B" style:family="table-column">
      <style:table-column-properties style:column-width="3.191cm" style:rel-column-width="13940*"/>
    </style:style>
    <style:style style:name="Tabla3.C" style:family="table-column">
      <style:table-column-properties style:column-width="3cm" style:rel-column-width="13108*"/>
    </style:style>
    <style:style style:name="Tabla3.E" style:family="table-column">
      <style:table-column-properties style:column-width="3cm" style:rel-column-width="13111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cm" table:align="margins" style:writing-mode="lr-tb"/>
    </style:style>
    <style:style style:name="Tabla4.A" style:family="table-column">
      <style:table-column-properties style:column-width="15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5cm" table:align="margins" style:writing-mode="lr-tb"/>
    </style:style>
    <style:style style:name="Tabla5.A" style:family="table-column">
      <style:table-column-properties style:column-width="15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5cm" table:align="margins" style:writing-mode="lr-tb"/>
    </style:style>
    <style:style style:name="Tabla6.A" style:family="table-column">
      <style:table-column-properties style:column-width="15cm" style:rel-column-width="65535*"/>
    </style:style>
    <style:style style:name="Tabla6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15.005cm" style:type="right"/>
        </style:tab-stops>
      </style:paragraph-properties>
    </style:style>
    <style:style style:name="P2" style:family="paragraph" style:parent-style-name="Text_20_body">
      <style:text-properties fo:language="ca" fo:country="ES"/>
    </style:style>
    <style:style style:name="P3" style:family="paragraph" style:parent-style-name="Text_20_body">
      <style:text-properties fo:language="ca" fo:country="ES" officeooo:paragraph-rsid="00a52985"/>
    </style:style>
    <style:style style:name="P4" style:family="paragraph" style:parent-style-name="Text_20_body">
      <style:text-properties officeooo:rsid="00a9b652" officeooo:paragraph-rsid="00a9b652"/>
    </style:style>
    <style:style style:name="P5" style:family="paragraph" style:parent-style-name="Text_20_body">
      <style:text-properties officeooo:paragraph-rsid="00ab5702"/>
    </style:style>
    <style:style style:name="P6" style:family="paragraph" style:parent-style-name="Text_20_body">
      <style:text-properties officeooo:paragraph-rsid="00abee23"/>
    </style:style>
    <style:style style:name="P7" style:family="paragraph" style:parent-style-name="Text_20_body">
      <style:text-properties officeooo:rsid="00ac6a0f" officeooo:paragraph-rsid="00ac6a0f"/>
    </style:style>
    <style:style style:name="P8" style:family="paragraph" style:parent-style-name="Text_20_body">
      <style:text-properties officeooo:rsid="00adb72d" officeooo:paragraph-rsid="00adb72d"/>
    </style:style>
    <style:style style:name="P9" style:family="paragraph" style:parent-style-name="Table_20_Contents">
      <style:paragraph-properties fo:margin-top="0cm" fo:margin-bottom="0cm" loext:contextual-spacing="false"/>
      <style:text-properties style:font-name="Noto Mono" officeooo:rsid="007dcdf2" officeooo:paragraph-rsid="007dcdf2"/>
    </style:style>
    <style:style style:name="P10" style:family="paragraph" style:parent-style-name="Table_20_Contents">
      <style:paragraph-properties fo:margin-top="0cm" fo:margin-bottom="0cm" loext:contextual-spacing="false"/>
      <style:text-properties style:font-name="Noto Mono" officeooo:rsid="007dcdf2" officeooo:paragraph-rsid="00824530"/>
    </style:style>
    <style:style style:name="P11" style:family="paragraph" style:parent-style-name="Table_20_Contents">
      <style:paragraph-properties fo:margin-top="0cm" fo:margin-bottom="0cm" loext:contextual-spacing="false"/>
      <style:text-properties style:font-name="Noto Mono" fo:font-weight="normal" officeooo:rsid="007f7fa0" officeooo:paragraph-rsid="007f7fa0" style:font-weight-asian="normal" style:font-weight-complex="normal"/>
    </style:style>
    <style:style style:name="P12" style:family="paragraph" style:parent-style-name="Heading_20_3">
      <style:text-properties officeooo:paragraph-rsid="007f7fa0"/>
    </style:style>
    <style:style style:name="P13" style:family="paragraph" style:parent-style-name="Heading_20_3">
      <style:text-properties officeooo:rsid="00abee23" officeooo:paragraph-rsid="00abee23"/>
    </style:style>
    <style:style style:name="P14" style:family="paragraph" style:parent-style-name="Heading_20_3">
      <style:text-properties officeooo:rsid="00ac6a0f" officeooo:paragraph-rsid="00ac6a0f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Text_20_body">
      <style:paragraph-properties fo:margin-top="0cm" fo:margin-bottom="0.497cm" loext:contextual-spacing="false">
        <style:tab-stops/>
      </style:paragraph-properties>
      <style:text-properties fo:language="ca" fo:country="ES" officeooo:rsid="007c0463" officeooo:paragraph-rsid="007dcdf2"/>
    </style:style>
    <style:style style:name="P17" style:family="paragraph" style:parent-style-name="Standard">
      <style:paragraph-properties fo:margin-top="0cm" fo:margin-bottom="1cm" loext:contextual-spacing="false">
        <style:tab-stops>
          <style:tab-stop style:position="15cm" style:leader-style="dotted" style:leader-text="."/>
        </style:tab-stops>
      </style:paragraph-properties>
      <style:text-properties fo:language="ca" fo:country="ES" officeooo:rsid="0056d59e" officeooo:paragraph-rsid="009a2be5"/>
    </style:style>
    <style:style style:name="P18" style:family="paragraph" style:parent-style-name="Standard">
      <style:paragraph-properties fo:margin-top="0cm" fo:margin-bottom="1cm" loext:contextual-spacing="false">
        <style:tab-stops>
          <style:tab-stop style:position="3.507cm"/>
          <style:tab-stop style:position="10.91cm" style:leader-style="dotted" style:leader-text="."/>
        </style:tab-stops>
      </style:paragraph-properties>
      <style:text-properties fo:language="ca" fo:country="ES" officeooo:rsid="00554ff7" officeooo:paragraph-rsid="009a2be5"/>
    </style:style>
    <style:style style:name="P19" style:family="paragraph" style:parent-style-name="Standard">
      <style:paragraph-properties fo:margin-top="0cm" fo:margin-bottom="1cm" loext:contextual-spacing="false">
        <style:tab-stops>
          <style:tab-stop style:position="3.507cm"/>
          <style:tab-stop style:position="15cm" style:leader-style="dotted" style:leader-text="."/>
        </style:tab-stops>
      </style:paragraph-properties>
      <style:text-properties fo:language="ca" fo:country="ES" officeooo:paragraph-rsid="009a2be5"/>
    </style:style>
    <style:style style:name="P20" style:family="paragraph" style:parent-style-name="Standard">
      <style:paragraph-properties fo:margin-top="0cm" fo:margin-bottom="1cm" loext:contextual-spacing="false">
        <style:tab-stops/>
      </style:paragraph-properties>
      <style:text-properties officeooo:paragraph-rsid="0056d59e"/>
    </style:style>
    <style:style style:name="P21" style:family="paragraph" style:parent-style-name="Standard">
      <style:paragraph-properties fo:margin-top="0cm" fo:margin-bottom="1cm" loext:contextual-spacing="false">
        <style:tab-stops/>
      </style:paragraph-properties>
      <style:text-properties officeooo:paragraph-rsid="009a2be5"/>
    </style:style>
    <style:style style:name="P22" style:family="paragraph" style:parent-style-name="Standard">
      <style:text-properties officeooo:paragraph-rsid="00824530"/>
    </style:style>
    <style:style style:name="P23" style:family="paragraph" style:parent-style-name="Table_20_Contents">
      <style:text-properties officeooo:rsid="00a9b652" officeooo:paragraph-rsid="00a9b652"/>
    </style:style>
    <style:style style:name="P24" style:family="paragraph" style:parent-style-name="Table_20_Contents">
      <style:text-properties officeooo:rsid="00ab5702" officeooo:paragraph-rsid="00ab5702"/>
    </style:style>
    <style:style style:name="P25" style:family="paragraph" style:parent-style-name="Código_20_fuente">
      <style:text-properties officeooo:rsid="00ab5702" officeooo:paragraph-rsid="00ab5702"/>
    </style:style>
    <style:style style:name="P26" style:family="paragraph" style:parent-style-name="Código_20_fuente">
      <style:text-properties officeooo:rsid="00abee23" officeooo:paragraph-rsid="00abee23"/>
    </style:style>
    <style:style style:name="P27" style:family="paragraph" style:parent-style-name="Standard" style:master-page-name="Standard">
      <style:paragraph-properties fo:margin-top="0cm" fo:margin-bottom="1cm" loext:contextual-spacing="false" style:page-number="auto">
        <style:tab-stops/>
      </style:paragraph-properties>
      <style:text-properties fo:font-variant="small-caps" fo:language="ca" fo:country="ES" officeooo:rsid="00554ff7" officeooo:paragraph-rsid="00554ff7"/>
    </style:style>
    <style:style style:name="P28" style:family="paragraph" style:parent-style-name="Text_20_body" style:list-style-name="L2">
      <style:text-properties officeooo:paragraph-rsid="00adb72d"/>
    </style:style>
    <style:style style:name="P29" style:family="paragraph" style:parent-style-name="Text_20_body" style:list-style-name="L2">
      <style:text-properties officeooo:rsid="00adb72d" officeooo:paragraph-rsid="00adb72d"/>
    </style:style>
    <style:style style:name="P30" style:family="paragraph" style:parent-style-name="Text_20_body" style:list-style-name="L2">
      <style:text-properties officeooo:rsid="00adf485" officeooo:paragraph-rsid="00adf485"/>
    </style:style>
    <style:style style:name="P31" style:family="paragraph" style:parent-style-name="Text_20_body" style:list-style-name="L2">
      <style:text-properties officeooo:rsid="00af90f5" officeooo:paragraph-rsid="00af90f5"/>
    </style:style>
    <style:style style:name="P32" style:family="paragraph" style:parent-style-name="Text_20_body" style:list-style-name="L2">
      <style:text-properties officeooo:rsid="00b06826" officeooo:paragraph-rsid="00b06826"/>
    </style:style>
    <style:style style:name="P33" style:family="paragraph" style:parent-style-name="Text_20_body" style:list-style-name="L1">
      <style:paragraph-properties fo:margin-top="0cm" fo:margin-bottom="0.497cm" loext:contextual-spacing="false">
        <style:tab-stops/>
      </style:paragraph-properties>
      <style:text-properties fo:language="ca" fo:country="ES" officeooo:paragraph-rsid="007fc92a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8pt" fo:font-weight="bold" officeooo:rsid="0016e437" style:font-size-asian="18pt" style:font-weight-asian="bold" style:font-size-complex="18pt"/>
    </style:style>
    <style:style style:name="T3" style:family="text">
      <style:text-properties fo:font-size="18pt" fo:font-weight="bold" officeooo:rsid="007b0dc0" style:font-size-asian="18pt" style:font-weight-asian="bold" style:font-size-complex="18pt"/>
    </style:style>
    <style:style style:name="T4" style:family="text">
      <style:text-properties fo:font-variant="small-caps" fo:font-size="13pt" fo:language="ca" fo:country="ES" officeooo:rsid="0056d59e" style:font-size-asian="13pt" style:font-size-complex="13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7abf29"/>
    </style:style>
    <style:style style:name="T7" style:family="text">
      <style:text-properties style:text-underline-style="solid" style:text-underline-width="auto" style:text-underline-color="font-color" fo:font-weight="bold" officeooo:rsid="007fc92a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officeooo:rsid="0056d59e"/>
    </style:style>
    <style:style style:name="T10" style:family="text">
      <style:text-properties officeooo:rsid="0016e437"/>
    </style:style>
    <style:style style:name="T11" style:family="text">
      <style:text-properties fo:language="ca" fo:country="ES" style:text-underline-style="none" officeooo:rsid="007dcdf2"/>
    </style:style>
    <style:style style:name="T12" style:family="text">
      <style:text-properties fo:language="ca" fo:country="ES" style:text-underline-style="none" officeooo:rsid="007f7fa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7f7fa0" style:font-weight-asian="bold" style:font-weight-complex="bold"/>
    </style:style>
    <style:style style:name="T15" style:family="text">
      <style:text-properties fo:font-weight="bold" officeooo:rsid="009511af" style:font-weight-asian="bold" style:font-weight-complex="bold"/>
    </style:style>
    <style:style style:name="T16" style:family="text">
      <style:text-properties fo:font-weight="bold" officeooo:rsid="0099f685" style:font-weight-asian="bold" style:font-weight-complex="bold"/>
    </style:style>
    <style:style style:name="T17" style:family="text">
      <style:text-properties fo:font-weight="bold" officeooo:rsid="00a52985" style:font-weight-asian="bold" style:font-weight-complex="bold"/>
    </style:style>
    <style:style style:name="T18" style:family="text">
      <style:text-properties fo:font-weight="bold" officeooo:rsid="00ab5702" style:font-weight-asian="bold" style:font-weight-complex="bold"/>
    </style:style>
    <style:style style:name="T19" style:family="text">
      <style:text-properties fo:font-weight="bold" officeooo:rsid="00adb72d" style:font-weight-asian="bold" style:font-weight-complex="bold"/>
    </style:style>
    <style:style style:name="T20" style:family="text">
      <style:text-properties fo:font-weight="bold" officeooo:rsid="00adf485" style:font-weight-asian="bold" style:font-weight-complex="bold"/>
    </style:style>
    <style:style style:name="T21" style:family="text">
      <style:text-properties officeooo:rsid="007f7fa0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7f7fa0" style:font-weight-asian="normal" style:font-weight-complex="normal"/>
    </style:style>
    <style:style style:name="T24" style:family="text">
      <style:text-properties fo:font-weight="normal" officeooo:rsid="007fc92a" style:font-weight-asian="normal" style:font-weight-complex="normal"/>
    </style:style>
    <style:style style:name="T25" style:family="text">
      <style:text-properties officeooo:rsid="007fc92a"/>
    </style:style>
    <style:style style:name="T26" style:family="text">
      <style:text-properties officeooo:rsid="00808b2b"/>
    </style:style>
    <style:style style:name="T27" style:family="text">
      <style:text-properties officeooo:rsid="00834e37"/>
    </style:style>
    <style:style style:name="T28" style:family="text">
      <style:text-properties officeooo:rsid="00867f1a"/>
    </style:style>
    <style:style style:name="T29" style:family="text">
      <style:text-properties officeooo:rsid="009a2be5"/>
    </style:style>
    <style:style style:name="T30" style:family="text">
      <style:text-properties officeooo:rsid="00a52985"/>
    </style:style>
    <style:style style:name="T31" style:family="text">
      <style:text-properties officeooo:rsid="00a7c593"/>
    </style:style>
    <style:style style:name="T32" style:family="text">
      <style:text-properties officeooo:rsid="00ab5702"/>
    </style:style>
    <style:style style:name="T33" style:family="text">
      <style:text-properties officeooo:rsid="00adb72d"/>
    </style:style>
    <style:style style:name="T34" style:family="text">
      <style:text-properties officeooo:rsid="00adf485"/>
    </style:style>
    <style:style style:name="T35" style:family="text">
      <style:text-properties officeooo:rsid="00af90f5"/>
    </style:style>
    <style:style style:name="T36" style:family="text">
      <style:text-properties officeooo:rsid="00b06826"/>
    </style:style>
    <style:style style:name="T37" style:family="text">
      <style:text-properties officeooo:rsid="00b2d792"/>
    </style:style>
    <style:style style:name="T38" style:family="text">
      <style:text-properties officeooo:rsid="00b4e157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2">P</text:span><text:span text:style-name="T1">rova </text:span><text:span text:style-name="T3">pràctica</text:span><text:span text:style-name="T1"> d’avaluació dels aprenentatges</text:span></text:p>
      <text:p text:style-name="P2"><text:span text:style-name="T5">Acció formativa:</text:span><text:line-break/>IFCD0210 — <text:s/>Desenvolupament d’aplicacions amb tecnologia web<text:line-break/>16/FOAP/315/</text:p>
      <text:p text:style-name="P2"><text:span text:style-name="T5">Mòdul formatiu:</text:span><text:line-break/>MF0492_3 — Programació web en <text:span text:style-name="T9">l’</text:span>entorn servidor</text:p>
      <text:p text:style-name="P3"><text:span text:style-name="T6">Unitat</text:span><text:span text:style-name="T5"> formati</text:span><text:span text:style-name="T6">va</text:span><text:span text:style-name="T5">:</text:span><text:line-break/>UF184<text:span text:style-name="T30">6</text:span> — <text:span text:style-name="T30">Desenvolupament d'aplicacions web distribuïdes</text:span></text:p>
      <text:p text:style-name="P20"/>
      <text:p text:style-name="P21"><text:span text:style-name="Strong_20_Emphasis"><text:span text:style-name="T4">Alumne</text:span></text:span></text:p>
      <text:p text:style-name="P19">N<text:span text:style-name="T10">om i cognoms:<text:tab/> <text:tab/></text:span></text:p>
      <text:p text:style-name="P18"><text:span text:style-name="T29">Web: <text:tab/>http://</text:span><text:tab/> .<text:span text:style-name="T29">fomentformacio.tech</text:span></text:p>
      <text:p text:style-name="P17"/>
      <text:p text:style-name="P15"><text:span text:style-name="Strong_20_Emphasis">Instruccions de la pràctica</text:span></text:p>
      <text:p text:style-name="P12"><text:span text:style-name="T12">Lloc de publicació de la pràctica</text:span><text:span text:style-name="T11">:</text:span></text:p>
      <text:p text:style-name="Text_20_body"><text:a xlink:type="simple" xlink:href="http://ALUMNE.fomentformacio.tech/practica1/index.html" text:style-name="Internet_20_link" text:visited-style-name="Visited_20_Internet_20_Link">http://</text:a><text:a xlink:type="simple" xlink:href="http://ALUMNE.fomentformacio.tech/practica1/index.html" text:style-name="Internet_20_link" text:visited-style-name="Visited_20_Internet_20_Link"><text:span text:style-name="T13">ALUMNE</text:span></text:a><text:a xlink:type="simple" xlink:href="http://ALUMNE.fomentformacio.tech/practica1/index.html" text:style-name="Internet_20_link" text:visited-style-name="Visited_20_Internet_20_Link">.fomentformacio.tech/</text:a><text:a xlink:type="simple" xlink:href="http://ALUMNE.fomentformacio.tech/practica1/index.html" text:style-name="Internet_20_link" text:visited-style-name="Visited_20_Internet_20_Link"><text:span text:style-name="T13">practi</text:span></text:a><text:a xlink:type="simple" xlink:href="http://ALUMNE.fomentformacio.tech/practica1/index.html" text:style-name="Internet_20_link" text:visited-style-name="Visited_20_Internet_20_Link"><text:span text:style-name="T14">ques</text:span></text:a><text:a xlink:type="simple" xlink:href="http://ALUMNE.fomentformacio.tech/practica1/index.html" text:style-name="Internet_20_link" text:visited-style-name="Visited_20_Internet_20_Link"><text:span text:style-name="T13">.html</text:span></text:a></text:p>
      <text:p text:style-name="Heading_20_3"><text:span text:style-name="T27">P</text:span>àgina <text:span text:style-name="T5">practiques.html</text:span> 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9">&lt;!DOCTYPE html&gt;</text:p>
            <text:p text:style-name="P9">&lt;html&gt;</text:p>
            <text:p text:style-name="P9">&lt;head&gt;</text:p>
            <text:p text:style-name="P9"><text:s text:c="2"/>&lt;meta charset="utf-8"&gt;</text:p>
            <text:p text:style-name="P9"><text:s text:c="2"/>&lt;title&gt;<text:span text:style-name="T22">Pràcti</text:span><text:span text:style-name="T24">ques</text:span>&lt;/title&gt;</text:p>
            <text:p text:style-name="P9">&lt;/head&gt;</text:p>
            <text:p text:style-name="P9">&lt;body&gt;</text:p>
            <text:p text:style-name="P9"><text:s text:c="2"/>&lt;<text:span text:style-name="T21">h1</text:span>&gt;<text:span text:style-name="T13">NOM I COGNOMS DE L'ALUMNE</text:span><text:span text:style-name="T23">&lt;/h1&gt;<text:line-break/> <text:s/>...</text:span></text:p>
            <text:p text:style-name="P11"><text:s text:c="2"/>&lt;h2&gt;Pràctica <text:span text:style-name="T30">3</text:span>&lt;/h2&gt;</text:p>
            <text:p text:style-name="P9"><text:s text:c="2"/>&lt;<text:span text:style-name="T21">p</text:span>&gt;<text:span text:style-name="T13">DATA</text:span>&lt;/p&gt;</text:p>
            <text:p text:style-name="P9"><text:s text:c="2"/>&lt;ul&gt;</text:p>
            <text:p text:style-name="P9"><text:s text:c="4"/>&lt;li&gt;&lt;a href="<text:span text:style-name="T15">practica</text:span><text:span text:style-name="T17">3</text:span>"&gt;<text:span text:style-name="T8">Començar</text:span>&lt;/a&gt;&lt;/li&gt;</text:p>
            <text:p text:style-name="P9"><text:s text:c="4"/>&lt;li&gt;&lt;a href="<text:span text:style-name="T15">practica</text:span><text:span text:style-name="T17">3</text:span><text:span text:style-name="T15">.zip</text:span>"&gt;<text:span text:style-name="T8">Descarregar</text:span>&lt;/a&gt;&lt;/li<text:span text:style-name="T21">&gt;</text:span><text:tab/></text:p>
            <text:p text:style-name="P9"><text:s text:c="2"/>&lt;/ul&gt;</text:p>
            <text:p text:style-name="P9">&lt;/body&gt;</text:p>
            <text:p text:style-name="P9">&lt;/html&gt;</text:p>
          </table:table-cell>
        </table:table-row>
      </table:table>
      <text:p text:style-name="P16"/>
      <text:list xml:id="list3149068726930663620" text:style-name="L1">
        <text:list-item>
          <text:p text:style-name="P33"><text:span text:style-name="T25">L’enllaç </text:span><text:span text:style-name="T7">Començar</text:span><text:span text:style-name="T25"> </text:span><text:bookmark text:name="result_box1"/>ha d'apuntar al fitxer d'inici de la pràctica.<text:line-break/><text:bookmark text:name="result_box2"/>Pot estar ubicat a la carpeta que <text:span text:style-name="T26">vulguis</text:span>.</text:p>
        </text:list-item>
        <text:list-item>
          <text:p text:style-name="P33"><text:span text:style-name="T25">L’enllaç </text:span><text:span text:style-name="T7">Descarregar</text:span><text:span text:style-name="T25"> </text:span><text:bookmark text:name="result_box3"/>ha d'apuntar a un fitxer ZIP, <text:span text:style-name="T25">RAR o 7-zip</text:span> on estiguin comprimits tots els fitxers realitzats per aquesta pràctica.</text:p>
        </text:list-item>
      </text:list>
      <text:p text:style-name="Heading_20_3">Codi font </text:p>
      <text:p text:style-name="P2">A l’inici de cada fitxer PHP, JS, CSS o SQL creat per aquesta pràctica s’ha d’inserir el següent comentari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0">/*</text:p>
            <text:p text:style-name="P10"><text:s text:c="2"/><text:span text:style-name="T13">NOM I COGNOMS DE L'ALUMNE<text:line-break/> <text:s/></text:span><text:span text:style-name="T16">DATA</text:span></text:p>
            <text:p text:style-name="P10">*/</text:p>
          </table:table-cell>
        </table:table-row>
      </table:table>
      <text:p text:style-name="P22"/>
      <text:p text:style-name="P15">P<text:span text:style-name="T28">rá</text:span>ctica <text:span text:style-name="T30">3</text:span></text:p>
      <text:p text:style-name="Text_20_body">Gu<text:span text:style-name="T31">arda todos los archivos que crees dentro de la carpeta “practica3”.</text:span></text:p>
      <text:p text:style-name="Heading_20_3">1) «<text:span text:style-name="T32">bd_semaforo.sql» es la base de datos</text:span></text:p>
      <text:p text:style-name="P4">Crea una nueva base de datos llamada <text:span text:style-name="T13">bd_</text:span><text:span text:style-name="T18">semaforo</text:span> que tenga la tabla <text:span text:style-name="T13">semaforo</text:span><text:span text:style-name="T18">s</text:span> que sea como la siguiente:</text:p>
      <table:table table:name="Tabla3" table:style-name="Tabla3">
        <table:table-column table:style-name="Tabla3.A"/>
        <table:table-column table:style-name="Tabla3.B"/>
        <table:table-column table:style-name="Tabla3.C" table:number-columns-repeated="2"/>
        <table:table-column table:style-name="Tabla3.E"/>
        <table:table-row>
          <table:table-cell table:style-name="Tabla3.A1" office:value-type="string">
            <text:p text:style-name="P23"><text:span text:style-name="T13">id</text:span><text:line-break/>clave primaria</text:p>
          </table:table-cell>
          <table:table-cell table:style-name="Tabla3.A1" office:value-type="string">
            <text:p text:style-name="P23"><text:span text:style-name="T13">estado</text:span><text:line-break/>texto(10) clave única</text:p>
          </table:table-cell>
          <table:table-cell table:style-name="Tabla3.A1" office:value-type="string">
            <text:p text:style-name="P23"><text:span text:style-name="T13">duracion</text:span><text:line-break/>número entero</text:p>
          </table:table-cell>
          <table:table-cell table:style-name="Tabla3.A1" office:value-type="string">
            <text:p text:style-name="P23"><text:span text:style-name="T13">hora</text:span><text:line-break/>de tipo fecha</text:p>
          </table:table-cell>
          <table:table-cell table:style-name="Tabla3.E1" office:value-type="string">
            <text:p text:style-name="P23"><text:span text:style-name="T13">actual</text:span><text:line-break/>de bipo boolean</text:p>
          </table:table-cell>
        </table:table-row>
        <table:table-row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rojo</text:p>
          </table:table-cell>
          <table:table-cell table:style-name="Tabla3.A2" office:value-type="string">
            <text:p text:style-name="P23">30</text:p>
          </table:table-cell>
          <table:table-cell table:style-name="Tabla3.A2" office:value-type="string">
            <text:p text:style-name="P23">10:00:00</text:p>
          </table:table-cell>
          <table:table-cell table:style-name="Tabla3.E2" office:value-type="string">
            <text:p text:style-name="P23">true</text:p>
          </table:table-cell>
        </table:table-row>
        <table:table-row>
          <table:table-cell table:style-name="Tabla3.A2" office:value-type="string">
            <text:p text:style-name="P23">2</text:p>
          </table:table-cell>
          <table:table-cell table:style-name="Tabla3.A2" office:value-type="string">
            <text:p text:style-name="P23">verde</text:p>
          </table:table-cell>
          <table:table-cell table:style-name="Tabla3.A2" office:value-type="string">
            <text:p text:style-name="P23">20</text:p>
          </table:table-cell>
          <table:table-cell table:style-name="Tabla3.A2" office:value-type="string">
            <text:p text:style-name="P23">10:00:30</text:p>
          </table:table-cell>
          <table:table-cell table:style-name="Tabla3.E2" office:value-type="string">
            <text:p text:style-name="P23">false</text:p>
          </table:table-cell>
        </table:table-row>
        <table:table-row>
          <table:table-cell table:style-name="Tabla3.A2" office:value-type="string">
            <text:p text:style-name="P23">3</text:p>
          </table:table-cell>
          <table:table-cell table:style-name="Tabla3.A2" office:value-type="string">
            <text:p text:style-name="P24">ambar</text:p>
          </table:table-cell>
          <table:table-cell table:style-name="Tabla3.A2" office:value-type="string">
            <text:p text:style-name="P23">2</text:p>
          </table:table-cell>
          <table:table-cell table:style-name="Tabla3.A2" office:value-type="string">
            <text:p text:style-name="P23">10:00:50</text:p>
          </table:table-cell>
          <table:table-cell table:style-name="Tabla3.E2" office:value-type="string">
            <text:p text:style-name="P23">false</text:p>
          </table:table-cell>
        </table:table-row>
      </table:table>
      <text:p text:style-name="Heading_20_3">2) “json.php” muestra en formato JSON la tabla semáforos</text:p>
      <text:p text:style-name="Text_20_body">La <text:span text:style-name="T32">salida debe ser como la siguiente: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5">{</text:p>
            <text:p text:style-name="P25"><text:s text:c="2"/>actual: 1,</text:p>
            <text:p text:style-name="P25"><text:s text:c="2"/>secuencia: [</text:p>
            <text:p text:style-name="P25"><text:s text:c="4"/>{ estado:"rojo", duracion:30, hora:"10:00:00" },</text:p>
            <text:p text:style-name="P25"><text:s text:c="4"/>{ estado:"verde", duracion:20, hora:"10:00:30" },</text:p>
            <text:p text:style-name="P25"><text:s text:c="4"/>{ estado:"ambar", duracion:2, hora:"10:00:50" }</text:p>
            <text:p text:style-name="P25"><text:s text:c="2"/>]</text:p>
            <text:p text:style-name="P25">}</text:p>
          </table:table-cell>
        </table:table-row>
      </table:table>
      <text:p text:style-name="Heading_20_3">3) “xml.php” muestra en formato XML la tabla semáforos</text:p>
      <text:p text:style-name="P5">La <text:span text:style-name="T32">salida debe ser como la siguiente: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Código_20_fuente">&lt;?xml version="1.0" encoding="UTF-8"?&gt;</text:p>
            <text:p text:style-name="Código_20_fuente">&lt;semaforo&gt;</text:p>
            <text:p text:style-name="Código_20_fuente"><text:s text:c="2"/>&lt;actual id="1" /&gt;</text:p>
            <text:p text:style-name="Código_20_fuente"><text:s text:c="2"/>&lt;secuencia&gt;</text:p>
            <text:p text:style-name="Código_20_fuente"><text:s text:c="4"/>&lt;estado duracion="30" hora="10:00:00"&gt;rojo&lt;/estado&gt;</text:p>
            <text:p text:style-name="Código_20_fuente"><text:s text:c="4"/>&lt;estado duracion="20" hora="10:00:30"&gt;verde&lt;/estado&gt;</text:p>
            <text:p text:style-name="Código_20_fuente"><text:s text:c="4"/>&lt;estado duracion="2" hora="10:00:50"&gt;ambar&lt;/estado&gt; <text:s text:c="3"/></text:p>
            <text:p text:style-name="Código_20_fuente"><text:s text:c="2"/>&lt;/secuencia&gt;</text:p>
            <text:p text:style-name="Código_20_fuente">&lt;/semaforo&gt;</text:p>
          </table:table-cell>
        </table:table-row>
      </table:table>
      <text:p text:style-name="P13"><text:soft-page-break/>4) «csv.php» muestra en formato CSV la tabla semáforos</text:p>
      <text:p text:style-name="P6">La <text:span text:style-name="T32">salida debe ser como la siguiente: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6">id;estado;duracion;hora</text:p>
            <text:p text:style-name="P26">1;rojo;30;10:00:00</text:p>
            <text:p text:style-name="P26">2;verde;20;10:00:30</text:p>
            <text:p text:style-name="P26">3;ambar;2;10:00:50</text:p>
          </table:table-cell>
        </table:table-row>
      </table:table>
      <text:p text:style-name="P14">5) «actualizar.php» cambia los datos de la tabla semáforos</text:p>
      <text:p text:style-name="P8"><text:span text:style-name="T34">Secuencia de pasos a seguir</text:span>:</text:p>
      <text:list xml:id="list2531694911291880020" text:style-name="L2">
        <text:list-item>
          <text:p text:style-name="P28"><text:span text:style-name="T34">Obtén el </text:span><text:span text:style-name="T20">$</text:span><text:span text:style-name="T19">id</text:span><text:span text:style-name="T20">1</text:span><text:span text:style-name="T33"> de la fila actual mediante una consulta de SELECT a la BD.</text:span></text:p>
        </text:list-item>
        <text:list-item>
          <text:p text:style-name="P29"><text:span text:style-name="T34">Obtén</text:span> el <text:span text:style-name="T20">$i</text:span><text:span text:style-name="T13">d2</text:span> sumando 1 al <text:span text:style-name="T34">$id1</text:span>. Si la suma <text:span text:style-name="T34">es</text:span> mayor que 3 pon el <text:span text:style-name="T34">$id2</text:span> a 1.</text:p>
        </text:list-item>
        <text:list-item>
          <text:p text:style-name="P30">Obtén el <text:span text:style-name="T13">$id3</text:span> sumando 1 al $id2. Si la suma es mayor que 3 pon el $id3 a 1.</text:p>
        </text:list-item>
        <text:list-item>
          <text:p text:style-name="P30">Actualiza el campo <text:span text:style-name="T13">actual</text:span> de la tabla semáforos para que sólo haya un TRUE que corresponda con la fila $id2. <text:span text:style-name="T35">Usa la orden UPDATE del SQL.</text:span></text:p>
        </text:list-item>
        <text:list-item>
          <text:p text:style-name="P31">Mediante un SELECT obtén la hora más la duración en segundos de la fila $id3. Guarda el dato en la variable <text:span text:style-name="T13">$hora</text:span>. <text:line-break/>Por ejemplo si la hora es ‘10:00:50’ y la duración es ‘2’ el resultado <text:span text:style-name="T37">sería</text:span> ‘10:00:52’.</text:p>
        </text:list-item>
        <text:list-item>
          <text:p text:style-name="P31">Actualiza el campo <text:span text:style-name="T13">hora</text:span> de la fila $id1 <text:span text:style-name="T36">al valor almacenado en la variable $hora.</text:span></text:p>
        </text:list-item>
        <text:list-item>
          <text:p text:style-name="P32">Muestra un mensaje final donde se <text:span text:style-name="T38">aparezcan</text:span> el valor de las variables $id1, $id2, $id3 y $hora.</text:p>
        </text:list-item>
      </text:list>
      <text:p text:style-name="Heading_20_3">6) «index.php» es la página de inicio</text:p>
      <text:p text:style-name="P7">Muestra enlaces HTML a todas las páginas PHP de los apartados anteriores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Mono" svg:font-family="'Noto Mono'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Negrita" style:font-family-generic="swiss" style:font-pitch="variable"/>
    <style:font-face style:name="Noto Sans" svg:font-family="'Noto Sans'" style:font-adornments="Norm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a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ca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.282cm" loext:contextual-spacing="false" fo:line-height="108%" fo:text-align="start" style:justify-single-word="false" fo:orphans="2" fo:widows="2" style:page-number="auto" style:writing-mode="lr-tb"/>
      <style:text-properties style:font-name="Noto Sans" fo:font-family="'Noto Sans'" style:font-style-name="Normal" style:font-family-generic="swiss" style:font-pitch="variable" fo:language="es" fo:country="ES"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Pregunta" style:family="paragraph" style:parent-style-name="Standard" style:next-style-name="Respuesta" style:default-outline-level="1" style:master-page-name="">
      <style:paragraph-properties fo:margin-top="0.7cm" fo:margin-bottom="0.4cm" loext:contextual-spacing="false" fo:orphans="6" fo:widows="6" style:page-number="auto" fo:keep-with-next="always">
        <style:tab-stops/>
      </style:paragraph-properties>
      <style:text-properties fo:font-size="11pt" fo:language="es" fo:country="ES" style:text-underline-style="none" fo:font-weight="bold" officeooo:rsid="001a0b12" fo:background-color="transparent"/>
    </style:style>
    <style:style style:name="Respuesta" style:family="paragraph" style:parent-style-name="Standard" style:default-outline-level="2" style:master-page-name="">
      <style:paragraph-properties fo:margin-left="2cm" fo:margin-right="0cm" fo:margin-top="0.18cm" fo:margin-bottom="0.18cm" loext:contextual-spacing="false" fo:line-height="100%" fo:orphans="4" fo:widows="4" fo:text-indent="0cm" style:auto-text-indent="false" style:page-number="auto"/>
      <style:text-properties fo:font-size="10.5pt" fo:language="es" fo:country="ES" fo:background-color="transparent"/>
    </style:style>
    <style:style style:name="Text" style:family="paragraph" style:parent-style-name="Caption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 style:master-page-name="">
      <style:paragraph-properties style:page-number="auto"/>
      <style:text-properties fo:font-variant="small-caps" style:font-name="Noto Sans1" fo:font-family="'Noto Sans'" style:font-style-name="Negrita" style:font-family-generic="swiss" style:font-pitch="variable" fo:font-size="18pt" fo:language="ca" fo:country="ES" fo:font-weight="bold"/>
    </style:style>
    <style:style style:name="Heading_20_3" style:display-name="Heading 3" style:family="paragraph" style:parent-style-name="Heading" style:class="text">
      <style:paragraph-properties fo:margin-top="0.6cm" fo:margin-bottom="0.21cm" loext:contextual-spacing="false"/>
      <style:text-properties style:font-name="Noto Sans1" fo:font-family="'Noto Sans'" style:font-style-name="Negrita" style:font-family-generic="swiss" style:font-pitch="variable" fo:language="es" fo:country="ES" fo:font-weight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ódigo_20_fuente" style:display-name="Código fuente" style:family="paragraph" style:parent-style-name="Table_20_Contents" style:master-page-name="">
      <style:paragraph-properties fo:margin-top="0cm" fo:margin-bottom="0cm" loext:contextual-spacing="false" fo:line-height="100%" style:page-number="auto"/>
      <style:text-properties style:font-name="Noto Mono" fo:font-family="'Noto Mono'" style:font-pitch="fixed" fo:language="zxx" fo:country="none" officeooo:rsid="00ab5702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Emphasis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Strong_20_Emphasis" style:num-prefix="◻  " style:num-suffix="." style:num-format="a">
        <style:list-level-properties text:list-level-position-and-space-mode="label-alignment">
          <style:list-level-label-alignment text:label-followed-by="listtab" text:list-tab-stop-position="3.3cm" fo:text-indent="-3.3cm" fo:margin-left="3.3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199cm" fo:margin-left="0.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0.3cm" fo:margin-left="0.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0.801cm" fo:margin-left="0.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1.3cm" fo:margin-left="0.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1.801cm" fo:margin-left="0.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2.3cm" fo:margin-left="0.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2.801cm" fo:margin-left="0.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3.3cm" fo:margin-left="0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3.801cm" fo:margin-left="0.7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◻  " style:num-suffix="." style:num-format="a">
        <style:list-level-properties text:list-level-position-and-space-mode="label-alignment">
          <style:list-level-label-alignment text:label-followed-by="listtab" text:list-tab-stop-position="3.2cm" fo:text-indent="-3.2cm" fo:margin-left="3.2cm"/>
        </style:list-level-properties>
      </text:list-level-style-number>
      <text:list-level-style-number text:level="2" text:style-name="Numbering_20_Symbols" style:num-prefix="◻  " style:num-suffix="." style:num-format="a">
        <style:list-level-properties text:list-level-position-and-space-mode="label-alignment">
          <style:list-level-label-alignment text:label-followed-by="listtab" text:list-tab-stop-position="3.2cm" fo:text-indent="-2.701cm" fo:margin-left="3.2cm"/>
        </style:list-level-properties>
      </text:list-level-style-number>
      <text:list-level-style-number text:level="3" text:style-name="Numbering_20_Symbols" style:num-prefix="◻  " style:num-suffix="." style:num-format="a">
        <style:list-level-properties text:list-level-position-and-space-mode="label-alignment">
          <style:list-level-label-alignment text:label-followed-by="listtab" text:list-tab-stop-position="3.2cm" fo:text-indent="-2.201cm" fo:margin-left="3.2cm"/>
        </style:list-level-properties>
      </text:list-level-style-number>
      <text:list-level-style-number text:level="4" text:style-name="Numbering_20_Symbols" style:num-prefix="◻  " style:num-suffix="." style:num-format="a">
        <style:list-level-properties text:list-level-position-and-space-mode="label-alignment">
          <style:list-level-label-alignment text:label-followed-by="listtab" text:list-tab-stop-position="3.2cm" fo:text-indent="-1.201cm" fo:margin-left="3.2cm"/>
        </style:list-level-properties>
      </text:list-level-style-number>
      <text:list-level-style-number text:level="5" text:style-name="Numbering_20_Symbols" style:num-prefix="◻  " style:num-suffix="." style:num-format="a">
        <style:list-level-properties text:list-level-position-and-space-mode="label-alignment">
          <style:list-level-label-alignment text:label-followed-by="listtab" text:list-tab-stop-position="3.2cm" fo:text-indent="0.049cm" fo:margin-left="3.2cm"/>
        </style:list-level-properties>
      </text:list-level-style-number>
      <text:list-level-style-number text:level="6" text:style-name="Numbering_20_Symbols" style:num-prefix="◻  " style:num-suffix="." style:num-format="a">
        <style:list-level-properties text:list-level-position-and-space-mode="label-alignment">
          <style:list-level-label-alignment text:label-followed-by="listtab" text:list-tab-stop-position="3.2cm" fo:text-indent="1.549cm" fo:margin-left="3.2cm"/>
        </style:list-level-properties>
      </text:list-level-style-number>
      <text:list-level-style-number text:level="7" text:style-name="Numbering_20_Symbols" style:num-prefix="◻  " style:num-suffix="." style:num-format="a">
        <style:list-level-properties text:list-level-position-and-space-mode="label-alignment">
          <style:list-level-label-alignment text:label-followed-by="listtab" text:list-tab-stop-position="3.2cm" fo:text-indent="3.35cm" fo:margin-left="3.2cm"/>
        </style:list-level-properties>
      </text:list-level-style-number>
      <text:list-level-style-number text:level="8" text:style-name="Numbering_20_Symbols" style:num-prefix="◻  " style:num-suffix="." style:num-format="a">
        <style:list-level-properties text:list-level-position-and-space-mode="label-alignment">
          <style:list-level-label-alignment text:label-followed-by="listtab" text:list-tab-stop-position="3.2cm" fo:text-indent="5.65cm" fo:margin-left="3.2cm"/>
        </style:list-level-properties>
      </text:list-level-style-number>
      <text:list-level-style-number text:level="9" text:style-name="Numbering_20_Symbols" style:num-prefix="◻  " style:num-suffix="." style:num-format="a">
        <style:list-level-properties text:list-level-position-and-space-mode="label-alignment">
          <style:list-level-label-alignment text:label-followed-by="listtab" text:list-tab-stop-position="3.2cm" fo:text-indent="8.25cm" fo:margin-left="3.2cm"/>
        </style:list-level-properties>
      </text:list-level-style-number>
      <text:list-level-style-number text:level="10" text:style-name="Numbering_20_Symbols" style:num-prefix="◻  " style:num-suffix="." style:num-format="a">
        <style:list-level-properties text:list-level-position-and-space-mode="label-alignment">
          <style:list-level-label-alignment text:label-followed-by="listtab" text:list-tab-stop-position="3.2cm" fo:text-indent="11.051cm" fo:margin-left="3.2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5.005cm" style:type="right"/>
        </style:tab-stops>
      </style:paragraph-properties>
    </style:style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75cm" fo:margin-bottom="1.427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1.607cm" fo:margin-left="0cm" fo:margin-right="0cm" fo:margin-bottom="0.499cm"/>
      </style:header-style>
      <style:footer-style>
        <style:header-footer-properties svg:height="1.34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as-char" svg:width="4.493cm" svg:height="0.792cm" draw:z-index="3"><draw:image xlink:href="Pictures/100000000000039D000000A320B499BCA4D61FA4.jpg" xlink:type="simple" xlink:show="embed" xlink:actuate="onLoad"/></draw:frame><text:tab/><draw:frame draw:style-name="Mfr2" draw:name="Imagen2" text:anchor-type="as-char" svg:width="2.372cm" svg:height="1.012cm" draw:z-index="7"><draw:image xlink:href="Pictures/10000201000000BE00000051BB97A24FE5D9E51C.png" xlink:type="simple" xlink:show="embed" xlink:actuate="onLoad"/></draw:frame></text:p>
      </style:header>
      <style:footer>
        <text:p text:style-name="Footer"><draw:frame draw:style-name="Mfr2" draw:name="Imagen3" text:anchor-type="as-char" svg:width="8.119cm" svg:height="0.923cm" draw:z-index="11"><draw:image xlink:href="Pictures/10000000000003BF0000006DD7507BE7FAF111E6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i Borrell Funes</meta:initial-creator>
    <meta:editing-cycles>138</meta:editing-cycles>
    <meta:creation-date>2016-11-01T22:20:00</meta:creation-date>
    <dc:date>2017-04-05T07:35:30.438985489</dc:date>
    <meta:editing-duration>PT9H17M42S</meta:editing-duration>
    <meta:generator>LibreOffice/5.1.6.2$Linux_X86_64 LibreOffice_project/10m0$Build-2</meta:generator>
    <meta:document-statistic meta:table-count="6" meta:image-count="3" meta:object-count="0" meta:page-count="4" meta:paragraph-count="98" meta:word-count="498" meta:character-count="3307" meta:non-whitespace-character-count="2832"/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